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cutComponentDefinition.PointcutComponentDefinition( String pointcutBeanName , BeanDefinition pointcutDefinition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cutComponentDefini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ComponentDefinition.get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Component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Component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